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47cm"/>
    </style:style>
    <style:style style:name="co2" style:family="table-column">
      <style:table-column-properties fo:break-before="auto" style:column-width="9.931cm"/>
    </style:style>
    <style:style style:name="co3" style:family="table-column">
      <style:table-column-properties fo:break-before="auto" style:column-width="40.356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1.866cm"/>
    </style:style>
    <style:style style:name="co6" style:family="table-column">
      <style:table-column-properties fo:break-before="auto" style:column-width="1.072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1516-321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&amp;C. Revista de Direito Administrativo &amp; Constitucional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885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chegas.net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01-681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cta Politica (Meppel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94-45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ctuel Marx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850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DB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50-20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Ágora Internac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259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lcance (UNIVALI) (Cessou em 2007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34-63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lternatives International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442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mbiente &amp; Sociedade (Onlin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753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mbiente e Sociedade (Campina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90-12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merica Latina en Movimient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130-28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mérica Latina Ho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36-797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mericas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109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micus Curiae (UNESC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268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álise (PUCR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89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álise de Conjuntura OP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03-25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álise Social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66-308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nuaire Français de Droit Internationa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91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títese (Goiân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4-335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títeses (Londrin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737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tropolítica (UFF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10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ntropos (Manau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75-682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raucaria (Madrid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44-861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rchipel (Pari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28-315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rchivos del Present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38-352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rmées d'Aujourd'hui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59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rquivos de Direitos Humanos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35-771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Australian Journal of International Affai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0-19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IB. Boletim Informativo e Bibliogrãfico de Ciências Sociais (Cessou em 1995) Cont. como: 1516-8085 BIB. Revista Brasileira de Informação Bibliografica em Ciências Socia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808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IB. Revista Brasileira de Informação Bibliográfica em Ciências Soci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62-47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iblios (Lim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152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oletim CED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3-641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oletim Clubju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812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oletim do Museu Paraense Emílio Goeldi. Ciências Human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882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oletim OPS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54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oletim Técnico do SENAC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33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oletim Tempo Presente (UFRJ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38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razilian Political Science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68-269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ritish Year Book of International Law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61-30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ulletin of Latin American Research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96-340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Bulletin of the Atomic Scientists (Cessou em 2008. Cont. ISSN 1938-3282 Bulletin of the Atomic Scientists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778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 CEDEC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497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 CRH (UFBA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095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ADENAUER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901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Asleg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209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Cemarx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336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a Escola de Comunicação (Unibrasi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84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a Escola do Legislativ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937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a FESP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075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e Estudos - Secretaria de Avaliação e Gestão da Informaçã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424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e Estudos Soc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31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e Saúde Pública (EN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181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e Sociologia e Política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143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o Curso de Direito (Teres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799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do Terceiro Mu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395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EBAPE.BR (FGV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707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ENA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46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Geográficos (UFSC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242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Metrópole (PUCS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833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Pagu (UNICAM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62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dernos PROLAM/USP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89-519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hiers du Brésil Contemporai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26-366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nadian Journal of Latin American and Caribbean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69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OS. Revista Eletrônica de Ciências Soci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22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ros Amig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090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arta Internacional (USP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120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ena Internacional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334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ena Internacional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910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enário Internacio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40-16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hinese Journal of International Law (Boulder, Colo.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27-406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clos en la Historia, la Economía y la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0-19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 da Inform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812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 e Saúde Cole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974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 em Red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851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 Hoj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486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s &amp; Letras (FAPA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81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s Humanas em Revista (UFM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96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s Sociais em Perspectiva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70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ências Sociais Unisi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7-861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udades (Puebl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60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ivitas: Revista de Ciências Soci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21-561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lombia Internacional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0-193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lumbia Journal of Transnational La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765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Ciência (UNI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34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municar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79-119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municare (Wichita, Kan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5-006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parative Education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0-415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parative Politic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95-631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parative Social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60-131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puters and Education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67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unicação &amp; Estratég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584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unicação &amp; Informação (UF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692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unicação &amp; Polític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498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municação, Mídia e Consumo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6-558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flict Resolution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714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fluências (Niterói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0-594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juntura Economic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618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juntura Internacional (Belo Horizonte. 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23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sciência (FACEP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94-306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temporary Sociology (Washingt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852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texto Internacional (PUCRJ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5-89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trahistori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932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tributions to the History of Concepts (Rio de Janeir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69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nvenit Internacional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0-881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rnell International Law Jour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266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orreio Braziliens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749-845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ritica (Lond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1-15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ritica Marxista (Rom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93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ritica Marxista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765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rítica Social (Rio de Janei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21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SOnline (UFJF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74-578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TIS Occasional Pape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1-235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uadernos American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26-780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uadernos de Política Exterior Argentin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/>
          <table:table-cell office:value-type="string">
            <text:p>CIÊNCIA POLÍTICA E RELAÇÕES INTERNACIONAIS <text:s text:c="7"/></text:p>
          </table:table-cell>
          <table:table-cell office:value-type="string">
            <text:p>Cuadernos sobrerelaciones internacionales:regionalismo y desarroll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157-99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ultures et Conflits (Revu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60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Custo Brasi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1-525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ados (Rio de Janeiro. 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536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ata Ve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380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atagramazero (Rio de Janei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843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ebates do NER (UFRG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149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emocracia Viv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50-13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erecho Internacional y de la Integración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20-35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esarrollo y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974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esvendando 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61-45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evelopment in Practice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00-011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álogos Latinoameric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09-46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álogos Revista Electrónica Semestral de Historia-Universidad de Costa Ric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421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gesto Econôm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59-229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plomacy and Statecraf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077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reito em Revista (Rolând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610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reito, Estado e Socieda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859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iscutindo a Geografia (Cessou em 2008. Cont. ISSN 1984-0101 Conhecimento Prático Geograf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38-445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ocuments d'Actualité Internationale (Cessou em 200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69-336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Droit et Société (Paris. 1985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47-073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-cadernos CES (Online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4-27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-Civitas (Belo Horizont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80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conomia Aplicada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061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conomia e Sociedade (UNICAMP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298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conomia Política Inter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240-809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conomie International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12-149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cuador Debat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990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ducação &amp; Linguag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73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ducação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387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ducação Unisi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8-17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l Debate Polít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61-37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lectoral Studi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860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m Pauta (Rio De Janeir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502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m Tese (Florianópol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172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nsaios FEE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69-34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nvironmental Sciences (Lisse. Print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98-101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pacios (Caraca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93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paço e Geografia (UnB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589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paço Jurídic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97-07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rategia Glob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5-01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ios de Asia y Afric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24-18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ios Internacionales (Ciudad de Guatemal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16-02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ios Internacionales (Santiag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26-745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ios Migratorios Latinoamerican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17-63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ios Político Militare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08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(UCGO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401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Avançados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941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CEDH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000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de Sociologia (Recife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014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de Sociologia (São Paul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45-35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do Século XX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21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Historicos (Rio de Janeir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40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studos Ibero-Americanos (PUCRS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809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thica (UGF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92-67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thics &amp; International Affai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3-193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thnic: Revista Brasileira de Estudos Intercultur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744-905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thnopolitics (Prin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4-212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Études Internationales (Québec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28-06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URASIA. Rivista di Studi Geopolitici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66-813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urope-Asia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72-462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uropean Applied Research Reports. Environment and natural resources sectio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3-90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xamãpaku (Boa Vis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689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Extraprensa (U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04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az Ciência (UNIOESTE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697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ênix (UFU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703-79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ocal Point (Canadian Foundation for the Americas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5-704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ordham Law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5-170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oreign Affairs en Español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5-013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oro Internacio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3-782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ragmentos de Cultura (Onlin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537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ronteira (PUCMG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6-32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utures (Londo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37-307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Futuribles (Paris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543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Gestão e Desenvolvimento (FEEVAL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578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Getulio (FGV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78-115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Global Change, Peace &amp; Securit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60-082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Global Society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664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Governet. Boletim de Licitações e Contrat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7-383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Grumo (Buenos Aire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87-22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arvard Jean Monnet Working Paper (Cessou em 2000. Cont. Jean Monnet Working Paper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126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egemonia (Brasíli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98-303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emisphere (Cessou em 2008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29-61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erramienta (Buenos Aire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51-52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gher Education Quarterly (Print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93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léia (U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40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oria &amp; Perspectivas (UFU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907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ória (UNESP. Impresso) (Cessou em 2004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130-240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oria Contemporáne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631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ória Revista (UFG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386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ória Unisin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285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ória: Debates e Tendências (Passo Fund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65-446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istorical Materialis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8-50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ologramática (Lomas de Zamor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74-470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uman Rights Law Journal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8-07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uman Rights Review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344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Humanitas (PUCCAM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77-33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beroamericana (Madrid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608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Ícone (Recife) (Cessou em 2006. Cont. ISSN 2175-215X Ícone (Recife. Online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78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deia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65-501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DS Bulletin (Brighton. 1984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76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mpulso (Piracicab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89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dicadores Econômicos FEE (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539-01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formation sur les Sciences Sociales (Paris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69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sight Inteligênci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27-570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gration &amp; Tr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126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llector (CENEGRI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76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llèctus (UERJ. 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68-452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lligence and National Securit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283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 Relações (São Paulo. 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848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ação (Varginh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849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esse Nacion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09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faces Brasil/Canadá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0-589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and Comparative Law Quarterl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5-062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Interaction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70-951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Automotive Technology and Management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19-639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Contemporary Sociolog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91-44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Politics, Culture and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54-28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Public Opinion Research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64-557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Social Research Methodology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0-765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Sociolog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68-242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Urban and Regional Research (Onlin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9-131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Journal of Urban and Regional Research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0-782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Legal Material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0-818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Organization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92-51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 Political Science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30-175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e Politik (Bonn. Verl. für Internat. Politik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39-844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nationale Politik (Frankfurt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60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seções (UERJ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13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thesis (Florianópol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69-80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terventions (London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60-90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Investigaciones Soci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38-475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ahrbuch fur Geschichte Lateinamerikas (1998) / Anuario de Historia de América Lati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655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rnal da Ciênci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45-573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Democrac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69-79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Developing Societ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08-698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International Relations &amp; Development (Ljubljana. Tiskana izd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56-932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Latin American Cultural Studie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2-21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Latin American Studie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57-233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Legislative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62-93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North African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2-343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Peace Research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70-52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Public and International Affairs (Princeton, N.J.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8755-344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ournal of Third World Stud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486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us Navigandi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54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ustiça do Trabalh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73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Justilex (Brasíli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262-16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'Ordinaire Latino-Américain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287-167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 Revue Internationale et Stratégique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92-350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nic Etext Collection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90-721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SA Forum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035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tin American Journal of Fundamental Psychopathology On Lin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94-58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tin American Perspective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1-42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tin American Politics and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3-879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atin American Research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50-626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e Monde Diplomatiqu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62-980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egislative Studies Quarterl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70-618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er Históri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28-673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es Cahiers ALHIM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112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eviathan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732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iber Intellectu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993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ogos (UERJ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644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ua No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257-02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usotopie (Pari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810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utas &amp; Resistênci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854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Lutas Sociais (PUCS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76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argem Esquerd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056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argens (UFP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28-38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arx Aho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121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eridiano 47 (Un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61-19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iddle East Policy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5-829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illennium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022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onographia (FAP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19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ovendo Idéias (UNAM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294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Multiciência (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55-381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ATO Review (English ed. Print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514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ós da Es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72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ossa Históri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91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otícia do Direito Brasileir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635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ova Economi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330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ovos Estudos CEBRAP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211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ovos Estudos Jurídicos (UNIVALI) (Cessou em 2007. Cont. ISSN 2175-0491 Novos Estudos Jurídicos (Online)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51-355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ueva Sociedad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26-025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uevo Mundo-Mundos Nuevo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81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Nunciopolítica (Barbacen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663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 Debatedouro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75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bservador on-lin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767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bservatório da Imprensa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023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ikos (Rio de Janeir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62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pinião Pública (UNICAMP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585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rganizações &amp; Sociedad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753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utras Palavras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633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Outubro (São Paul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3-335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AR. Public Administration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53-464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arallax (University of Leed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93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arcerias Estratégicas (Bras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1-229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arliamentary Affairs (Print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16-962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nsamiento Propi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950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nsar BH. Política Socia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290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rspectiva (Erexi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645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rspectiva Filosofica (UFP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345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rspectivas: Revista de Ciências Sociais (UNESP. Araraquara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7-592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rspectives on Politics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760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esquisa &amp; Debate (PUCSP. 1985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48-391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hilosophy &amp; Public Affair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1-886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hronesis (Asse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413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lanejamento e Politicas Publ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08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lenarium (Brasíli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996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lenarium (João Pess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93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itéia (UESB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41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744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 Democrá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13-685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 Ext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666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 Externa (USP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70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itica Hoje (UFPE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73-66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 Internacional (Lisboa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8-774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 y Cultur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09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íticas Públicas e Sociedade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2-32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itics &amp; Societ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203-943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litique et Sociétés (Montré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13-437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ntes Entre o Comércio e o Desenvolvimento Sustentável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4-778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opulation et Sociétés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91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aia Vermelha (UFRJ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066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esente! (Centro de Estudos e Assessoria Pedagógic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70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imeira Versão (IFCH-UNI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54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imeira Versão (UFR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86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incípios (UFRN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6-150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ismas (Berna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1-703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oblemas del Desarroll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42-81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rokla (Münster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56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sicologia Clínica (PUCRJ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71-20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ublic Administration and Development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366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UCviva Revist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8-282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uente @ Europa (Impres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53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Pulsional. Revista de Psicanálise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/>
          <table:table-cell office:value-type="string">
            <text:p>CIÊNCIA POLÍTICA E RELAÇÕES INTERNACIONAIS <text:s text:c="7"/></text:p>
          </table:table-cell>
          <table:table-cell office:value-type="string">
            <text:p>Quale Stat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761-714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Questions Internationales (Paris. 2003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0-404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Química Nova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759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AE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16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DE. Revista de Desenvolvimento Econômic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62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CIIS. Electronic Journal of Communication Information and Innovation in Health (English edition. 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710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des (Santa Cruz do Sul. 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026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flexão (PUCCAMP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5-337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laciones internacionales (La Plat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99-395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laciones Internacionales (Madrid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0-85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ligião &amp; Sociedade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688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ligião e Cultura (PUCSP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858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MHU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5-624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ew of African Political Economy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75-355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ew of International Affairs (London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7-350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AD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/>
          <table:table-cell office:value-type="string">
            <text:p>CIÊNCIA POLÍTICA E RELAÇÕES INTERNACIONAIS <text:s text:c="7"/></text:p>
          </table:table-cell>
          <table:table-cell office:value-type="string">
            <text:p>Revista Amazonia: Ciencia e Desenvolviment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350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Autor (São Paul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540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Ciências Criminai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690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Ciências Sociais (Impresso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507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Comércio Ext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954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Direito Constituciona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71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Economi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247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Educação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17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Educação Ambiental (Onlin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411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Estudos Urbanos e Regionais (ANPUR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23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Gestão e Desenvolvimento Region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01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Históri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568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Informação na Educaçã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16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Política e Administração da Educaçã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732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Política Internacional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486-64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Psicanálise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240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e Sociolog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67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Brasileira do Caribe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133-659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CIDOB d'Afers Internacionals (1985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74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Ciências Humanas (Taubaté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/>
          <table:table-cell office:value-type="string">
            <text:p>CIÊNCIA POLÍTICA E RELAÇÕES INTERNACIONAIS <text:s text:c="7"/></text:p>
          </table:table-cell>
          <table:table-cell office:value-type="string">
            <text:p>Revista Contexto Latinoamerican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/>
          <table:table-cell office:value-type="string">
            <text:p>CIÊNCIA POLÍTICA E RELAÇÕES INTERNACIONAIS <text:s text:c="7"/></text:p>
          </table:table-cell>
          <table:table-cell office:value-type="string">
            <text:p>Revista da Academia Mineira de Letras </text:p>
          </table:table-cell>
          <table:table-cell office:value-type="string">
            <text:p>Jurídica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</table:table-row>
        <table:table-row table:style-name="ro1">
          <table:table-cell office:value-type="string">
            <text:p>1679-136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Ajur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363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Associação dos Magistrado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17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Escola Superior de Guerr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4-23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Faculdade de Direito da Universidade Federal de Minas Gerais (Impress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659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Faculdade de Direito da Universidade Federal do Rio Grande do Sul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480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Faculdade de Direito de Caruaru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754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SBPH (Curitib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197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 Sociedade Brasileira de Economia Polític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99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ataveni@ (UEPB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16-141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Ciencia Política (Santiago. 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899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Ciênciais Sociais (UGF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179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Ciências Exatas e Tecnologia (Anhanguera Educacional, Valinho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3-986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Ciências Sociais (Fortalez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990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Comunicação e Cultur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7-363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Derecho Internacional y del Mercosu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571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Direito (CESUSC. 2006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658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Direito (Itati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800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Direito Administrativ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14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Direito Ambiental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87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Direito Social (Sapucaia do Su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49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conomia &amp; Relações Internacio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161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conomia e Agronegóc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315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conomia Política (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132-717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studios Europeo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869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studos Crimin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97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studos da Comunicação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4-16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studos e Pesquisas Sobre as América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643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Estudos Universitárias (Sorocaba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400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História (Rio de Janeir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383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História Comparada (UFRJ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835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Informação Legislativ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252-025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la CEPAL (Impresa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5-276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la Educación Superior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496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Política Agrícol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87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Politicas Publicas (UFM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0-198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Process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98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Sociologia e Política (Online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447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 Sociologia e Política (UFPR. Impress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526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bates (UFRGS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41-471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l CESL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65-09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el Instituto Electoral del Estado de Mexico Apuntes Electoral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049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ireitos Fundamentais &amp; Democracia (UniBrasil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735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Grupo Mídia e Etni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710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Instituto de Pesquisas e Estud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160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Instituto dos Advogados de Minas Gerai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94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Legislativ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859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Núcleo Histórico Socioambiental (UFRR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4-05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Observatório do Milênio de Belo Horizonte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924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Serviço Público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109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do Tribunal de Contas da Unia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97-519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lectrónica de Estudios Internacion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61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spaço Acadêmico (UEM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318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spaço da Soph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75-654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spañola de Ciencia Política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137-88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spañola de Desarrollo y Cooperación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59-33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studios - Universidad de Costa Ric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026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Estudos Feministas (UFSC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054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FAMECOS (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18-102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Focus Eurolatino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17-149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Fuerzas Armadas y Sociedad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258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HISTEDBR On-line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09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História &amp; Luta de Class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55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História (UNICRUZ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399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História Hoje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963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Iberoamericana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/>
          <table:table-cell office:value-type="string">
            <text:p>CIÊNCIA POLÍTICA E RELAÇÕES INTERNACIONAIS <text:s text:c="7"/></text:p>
          </table:table-cell>
          <table:table-cell office:value-type="string">
            <text:p>Revista interdisciplinar de Mobilidade Hum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6-59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Internacional de Estudos Político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280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Jurídica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337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juridica (Porto Alegre. 1953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80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Jurídica Consulex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807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Jurista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498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Katálysi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05-131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Latinoamericana de Estudios del Trabajo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471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Latinoamericana de Psicopatologia Fundamental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3-21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LEVS (Marília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794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Logos (São Paulo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4-986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Marítima Brasileira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054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Mediações (UEL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8-250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Mexicana de SociologÍa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630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Múltipla (UPIS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76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Nação Brasil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586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Novos Rumo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3-916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On-Line Liberdade e Cidadania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535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Palavramundo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27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PJ:B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125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STREM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271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Tributária e de Finanças Pública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981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UniABC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99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USP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15-641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Venezolana de Economía y Ciencias Social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044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Versõe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653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 Virtual de Gestão de Iniciativas Soc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154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istaCandelária (UNIEURO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65-075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ue Européenne des Migrations Internationales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73-615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ue Générale de Droit International Public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556-796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evue Juridique Thémis (1970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9-592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ILA. Revista de Integração Latino-American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48-840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Rivista Italiana di Scienza Politica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6-07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AIS Review (Cessou em 1989. Cont. SAIS review (Paul H. Nitze School of Advanced International Studies), ISSN 1946-4444 SAIS Review (Paul H. Nitze School of Advanced International Studies)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883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ão Paulo em Perspectiva (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15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aúde e Direitos Humanos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3-253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ecurity and Defense Studies Review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927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érie Diversidade e Cidadania (Faculdades ESPAM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662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erviço Social &amp; Sociedad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8-65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eton Hall journal of diplomacy and international relations (Cessou em 2004. Cont. ISSN 1936-3419 The Whitehead journal of diplomacy and international relations e ISSN 1936-3427 The Whitehead journal of diplomacy and international relations (Online)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1-398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inais (UFES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981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inais Sociais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433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intese (Belo Horizonte. 1974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59-231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mall Wars &amp; Insurgencie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37-791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al Security Bulletin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0-67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al Watch (Ed. En espano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856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edade e Cultura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2-699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edade e Estado (UnB. 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986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edade em Debate (UCPel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0-874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ologia (São Paulo. 2006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452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ologias (UFRGS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87-01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ológica (México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295-927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ociologies Pratique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17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uperinteressan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6-644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Sur. Revista Internacional de Direitos Humanos (Impresso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38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&amp;C Amazôni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369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D. Teoria e Debat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75-412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DM (Leidschendam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3-24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mática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4-308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mpo da Ciência (UNIOESTE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79-6582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mpo Exterior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3-2070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mpo Social (USP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312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nsões Mundiais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010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oria &amp; Pesquisa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8-447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oria &amp; Sociedade (UFMG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415-476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xto para Discussão (IPEA. Brasília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7-950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xtos &amp; Contextos (Porto Alegre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148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xtos de Historia (UnB)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6-705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extos Didáticos (UNICAMP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03-055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American Political Science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80-078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Brown Journal of World Affairs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46-186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Fletcher Forum of World Affairs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885-060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International Journal of Intelligence and Counter Intelligence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22-38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Journal of Politics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062-976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Quarterly Review of Economics and Finance</text:p>
          </table:table-cell>
          <table:table-cell office:value-type="string">
            <text:p>B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8-94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e University of Texas at Austin Undergraduate Research Journal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850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ink (Porto Alegre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43-659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hird World Quarterly (Print)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454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omo (UFS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8-799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rabalho Necessário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678-100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rabalho, Educação e Saúde (Impresso)</text:p>
          </table:table-cell>
          <table:table-cell office:value-type="string">
            <text:p>B3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101X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rabalhos para Discussão - Banco Central do Brasil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1-3173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rans/Form/Ação (UNESP. Marília. Impresso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82-593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Travessias (UNIOESTE. Online)</text:p>
          </table:table-cell>
          <table:table-cell office:value-type="string">
            <text:p>B4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809-465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UNIrevista (UNISINOS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1779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Universidade e Sociedade (Brasília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9-904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Universitas/Jus (Impresso)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718-237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Universum (Talca. En línea)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17-9427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UNOPAR Científica. Ciências Jurídicas e Empresariais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316-521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Utopía y Praxis Latinoamericana</text:p>
          </table:table-cell>
          <table:table-cell office:value-type="string">
            <text:p>B5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104-8775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Varia História (UFMG. Impresso)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303-902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Vlaams Dierengeneeskundig Tijdschrift</text:p>
          </table:table-cell>
          <table:table-cell office:value-type="string">
            <text:p>B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944-8101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Welttrends (Berlin)</text:p>
          </table:table-cell>
          <table:table-cell office:value-type="string">
            <text:p>A2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935-6226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World Political Science Review</text:p>
          </table:table-cell>
          <table:table-cell office:value-type="string">
            <text:p>A1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0043-9134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World Today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  <table:table-row table:style-name="ro1">
          <table:table-cell office:value-type="string">
            <text:p>1535-9468</text:p>
          </table:table-cell>
          <table:table-cell office:value-type="string">
            <text:p>CIÊNCIA POLÍTICA E RELAÇÕES INTERNACIONAIS <text:s text:c="7"/></text:p>
          </table:table-cell>
          <table:table-cell office:value-type="string">
            <text:p>Yearbook of International Law and Jurisprudence</text:p>
          </table:table-cell>
          <table:table-cell office:value-type="string">
            <text:p>C </text:p>
          </table:table-cell>
          <table:table-cell office:value-type="float" office:value="2008">
            <text:p>200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11">11/04/2011</text:date>, <text:time>13:3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4-11T13:32:37</dc:date>
    <dc:creator>Marco Silva</dc:creator>
    <meta:document-statistic meta:table-count="1" meta:cell-count="2735" meta:object-count="0"/>
    <meta:generator>OpenOffice.org/3.2$Unix OpenOffice.org_project/320m12$Build-9483</meta:generator>
  </office:meta>
</office:document-meta>
</file>